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weight="bold" style:font-weight-asian="bold"/>
    </style:style>
    <style:style style:name="P3" style:family="paragraph" style:parent-style-name="Standard">
      <style:paragraph-properties fo:padding="0in" fo:border="none"/>
      <style:text-properties officeooo:rsid="001e4642" officeooo:paragraph-rsid="001e4642"/>
    </style:style>
    <style:style style:name="P4" style:family="paragraph" style:parent-style-name="Standard">
      <style:paragraph-properties fo:padding="0in" fo:border="none"/>
      <style:text-properties officeooo:rsid="001ef03a" officeooo:paragraph-rsid="001ef03a"/>
    </style:style>
    <style:style style:name="P5" style:family="paragraph" style:parent-style-name="Standard">
      <style:paragraph-properties fo:padding="0in" fo:border="none"/>
      <style:text-properties officeooo:rsid="00234134" officeooo:paragraph-rsid="00234134"/>
    </style:style>
    <style:style style:name="P6" style:family="paragraph" style:parent-style-name="Standard">
      <style:paragraph-properties fo:padding="0in" fo:border="none"/>
      <style:text-properties officeooo:rsid="0024d8e8" officeooo:paragraph-rsid="0024d8e8"/>
    </style:style>
    <style:style style:name="P7" style:family="paragraph" style:parent-style-name="Standard">
      <style:paragraph-properties fo:padding="0in" fo:border="none"/>
      <style:text-properties officeooo:rsid="0024fcbc" officeooo:paragraph-rsid="0024fcbc"/>
    </style:style>
    <style:style style:name="P8" style:family="paragraph" style:parent-style-name="Standard">
      <style:paragraph-properties fo:padding="0in" fo:border="none"/>
      <style:text-properties officeooo:rsid="00269d76" officeooo:paragraph-rsid="00269d76"/>
    </style:style>
    <style:style style:name="P9" style:family="paragraph" style:parent-style-name="Standard">
      <style:paragraph-properties fo:padding="0in" fo:border="none"/>
      <style:text-properties officeooo:rsid="002771de" officeooo:paragraph-rsid="002771de"/>
    </style:style>
    <style:style style:name="P10" style:family="paragraph" style:parent-style-name="Standard">
      <style:paragraph-properties fo:padding="0in" fo:border="none"/>
      <style:text-properties officeooo:rsid="00287ee4" officeooo:paragraph-rsid="00287ee4"/>
    </style:style>
    <style:style style:name="P11" style:family="paragraph" style:parent-style-name="Standard">
      <style:paragraph-properties fo:padding="0in" fo:border="none"/>
      <style:text-properties officeooo:rsid="002939bb" officeooo:paragraph-rsid="002939bb"/>
    </style:style>
    <style:style style:name="P12" style:family="paragraph" style:parent-style-name="Standard">
      <style:paragraph-properties fo:padding="0in" fo:border="none"/>
      <style:text-properties officeooo:rsid="00293c21" officeooo:paragraph-rsid="00293c21"/>
    </style:style>
    <style:style style:name="P13" style:family="paragraph" style:parent-style-name="Standard">
      <style:paragraph-properties fo:padding="0in" fo:border="none"/>
      <style:text-properties officeooo:rsid="002bae64" officeooo:paragraph-rsid="002bae64"/>
    </style:style>
    <style:style style:name="P14" style:family="paragraph" style:parent-style-name="Standard">
      <style:paragraph-properties fo:padding="0in" fo:border="none"/>
      <style:text-properties officeooo:rsid="002c92fe" officeooo:paragraph-rsid="002c92fe"/>
    </style:style>
    <style:style style:name="P15" style:family="paragraph" style:parent-style-name="Standard">
      <style:paragraph-properties fo:padding="0in" fo:border="none"/>
      <style:text-properties officeooo:rsid="002cb713" officeooo:paragraph-rsid="002cb713"/>
    </style:style>
    <style:style style:name="P16" style:family="paragraph" style:parent-style-name="Standard">
      <style:paragraph-properties fo:padding="0in" fo:border="none"/>
      <style:text-properties officeooo:rsid="002f98f5" officeooo:paragraph-rsid="002f98f5"/>
    </style:style>
    <style:style style:name="P17" style:family="paragraph" style:parent-style-name="Standard">
      <style:paragraph-properties fo:padding="0in" fo:border="none"/>
      <style:text-properties officeooo:rsid="00319142" officeooo:paragraph-rsid="00319142"/>
    </style:style>
    <style:style style:name="P18" style:family="paragraph" style:parent-style-name="Standard">
      <style:paragraph-properties fo:padding="0in" fo:border="none"/>
      <style:text-properties officeooo:rsid="0032c869" officeooo:paragraph-rsid="0032c869"/>
    </style:style>
    <style:style style:name="P19" style:family="paragraph" style:parent-style-name="Standard" style:master-page-name="Standard">
      <style:paragraph-properties style:page-number="1" fo:padding="0in" fo:border="none"/>
      <style:text-properties fo:font-weight="bold" style:font-weight-asian="bold"/>
    </style:style>
    <style:style style:name="P20" style:family="paragraph" style:parent-style-name="Standard">
      <style:paragraph-properties fo:padding="0in" fo:border="none"/>
      <style:text-properties officeooo:rsid="003385aa" officeooo:paragraph-rsid="003385aa"/>
    </style:style>
    <style:style style:name="P21" style:family="paragraph" style:parent-style-name="Standard">
      <style:paragraph-properties fo:padding="0in" fo:border="none"/>
      <style:text-properties officeooo:rsid="0038908f" officeooo:paragraph-rsid="0038908f"/>
    </style:style>
    <style:style style:name="P22" style:family="paragraph" style:parent-style-name="Standard">
      <style:paragraph-properties fo:padding="0in" fo:border="none"/>
      <style:text-properties officeooo:rsid="0039fc2a" officeooo:paragraph-rsid="0039fc2a"/>
    </style:style>
    <style:style style:name="P23" style:family="paragraph" style:parent-style-name="Standard">
      <style:paragraph-properties fo:padding="0in" fo:border="none"/>
      <style:text-properties officeooo:rsid="003c9823" officeooo:paragraph-rsid="003c9823"/>
    </style:style>
    <style:style style:name="T1" style:family="text">
      <style:text-properties officeooo:rsid="001ef03a"/>
    </style:style>
    <style:style style:name="T2" style:family="text">
      <style:text-properties officeooo:rsid="001f7bba"/>
    </style:style>
    <style:style style:name="T3" style:family="text">
      <style:text-properties officeooo:rsid="0024d8e8"/>
    </style:style>
    <style:style style:name="T4" style:family="text">
      <style:text-properties officeooo:rsid="002629c0"/>
    </style:style>
    <style:style style:name="T5" style:family="text">
      <style:text-properties officeooo:rsid="002771de"/>
    </style:style>
    <style:style style:name="T6" style:family="text">
      <style:text-properties officeooo:rsid="0034ff68"/>
    </style:style>
    <style:style style:name="T7" style:family="text">
      <style:text-properties style:font-name="Ubuntu"/>
    </style:style>
    <style:style style:name="T8" style:family="text">
      <style:text-properties style:font-name="Arial"/>
    </style:style>
    <style:style style:name="T9" style:family="text">
      <style:text-properties officeooo:rsid="00392884"/>
    </style:style>
    <style:style style:name="T10" style:family="text">
      <style:text-properties officeooo:rsid="003bd623"/>
    </style:style>
    <style:style style:name="T11" style:family="text">
      <style:text-properties officeooo:rsid="003d89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ti temporali</text:p>
      <text:p text:style-name="P2"/>
      <text:p text:style-name="P1">Le reti temporali hanno una struttura di base fondamentalmente simile a quella delle reti normali(grafi diretti o indiretti), a cui però viene aggiunta una nuova componente temporale che scandisce l'attivazione degli archi tra i vari nodi.</text:p>
      <text:p text:style-name="P1">Come per reti più complesse(multigrafi e grafi multidimensionali), le reti temporali sono state create per creare, rappresentare e approssimare reti reali di nodi(che possono essere realmente qualsiasi cosa, come le relaioni umane o lo spreading process di una malattia) e sono particolarmente importanti nel loro utilizzo in reti dove avviene un processo di espansione temporale e a stati.</text:p>
      <text:p text:style-name="P1">Le reti temporali non sono create direttamente sulle statiche che devono rappresentare(infrasttruttura) ma vengono create in accompagnamento(dinamicamente) in modo da rendere disponibile l'analisi non solo della rete di partenza da analizzare, ma anche della sua componente temporale (valutando varie cose che si possono dedurre dalla rete temporale), che poi intuisco in realtà che molte persone considerano solo la rete temporale senza svolgere un'analisi ibrida ma un'analisi unica.</text:p>
      <text:p text:style-name="P1">Ogni link di una rete temporale trasporta informazioni solo durante il tempo in cui è attivo.</text:p>
      <text:p text:style-name="P1">Per descrivere il tempo di attivazione di un arco possiamo stabilire dei quanti di tempo dove i nodi sono attivi oppure possiamo adottare un approccio reale e descrivere l'attivazione degli archi su intervalli di tempo reali.</text:p>
      <text:p text:style-name="P1">Se prendiamo in considerazione la rete temporale dobbiamo vedere cosa perdiamo in complessità e tempo computazionale, se la rete temporale scala bene con quella statica, allora ok, comunque bisogna notare cosa possiamo perdere pure in informazioni.</text:p>
      <text:p text:style-name="P1">Possiamo fare il confronto tra la rapidità di cambiamento della rete e la rapidita del processo di espansione, confrontiamoli e guardiamo verso diverse ipotesi(da wiki)</text:p>
      <text:p text:style-name="P1">Fare vedere lo spreading process(la foto nel documento, altrimenti fanne una tu)</text:p>
      <text:p text:style-name="P1">Per essere un analisi importante e significativa, gli agenti della nostra rete dovrebbero agire su coppie per rendere la nostra rete temporale sia abbastanza poco prevedibile(introducendo una certa casualità) sia per avere una certa regolarità(in modo da poter teorizzare delle reti random o qualcosa del genere), inoltre non devono essere ne troppo random ne troppo regolari, altrimenti non rispecchierebbero la rete statica su cui sono state interfacciate.</text:p>
      <text:p text:style-name="P1">Se il sistema dinamico è troppo rapido rispetto ai tempi di contatto, o quando sono attivi gli archi, non serve fare una analisi temporale della rete.</text:p>
      <text:p text:style-name="P1">Per analizzare la rete temporale sfruttiamo comunque le stesse tecniche di modellizzazione usate nell'analisi di reti(graph matching) e forme di analisi qualitativa delle caratteristiche delle reti temporali, <text:span text:style-name="T3">opportunamente modificate per l’aggiunta della nuova componente temporale della rappresentazione delle rete temporale(sono ripetitivo), come per esempio per vedere la reggiungibilità di un nodo da un altro nodo dobbiamo avere una sequenza di contatti a tempi (strettamente e non ) crescenti da quel che ho capito.</text:span></text:p>
      <text:p text:style-name="P1">Reti temporali su processi di diffusione ed espansione uno a uno, uno a molti, molti a molti</text:p>
      <text:p text:style-name="P1">Rappresentazioni possibili della rete tramite triple(contatti anche chiamati, due nodi ed un tempo), oppure come archi dove ogni arco con il set di tempi in cui è attivo(come quella di prima, approccio alternativo alla rappresentazione del contatto)</text:p>
      <text:p text:style-name="P1">Come grafo di intervalli</text:p>
      <text:p text:style-name="P1">Come snapshot temporali dell'intera rete(sequenza di reti statiche)</text:p>
      <text:p text:style-name="P1">Non transitività</text:p>
      <text:p text:style-name="P3">Di <text:span text:style-name="T1">relativo interesse</text:span> sono le reti infrastrutturali,<text:span text:style-name="T1">ma non quelle che cambiano troppo lentamente, ad esempio la rete infrastrutturale di internet(dorsali e nodi di confine), che possono essere comunque ben descritte con reti statiche data la loro natura evoluzionistica lenta rispetto ai processi di scambio di informazioni che avvengono su di essa. Esempi di reti infrastrutturali sono le rotte aeree o altro(vabeh che schifo questa discussione)</text:span></text:p>
      <text:p text:style-name="P4"><text:soft-page-break/>Particolare importanza viene data all’analisi di reti neurali ed analisi del cervello(reti cerebrali), dove possiamo spaziare la nostra analisi temporale dalle microreti(collegamenti tra neuroni o perceptron), ad una analisi a grana grossa(attivazione di certe parti del cervello e comunicazione tra di esse, oppure attivazione ed analis di livelli della rete neurale e importanza della loro comunicazione con gli altri livelli, ovviamente importante è anche la comunicazione ed il contributo con il risultato finale), <text:span text:style-name="T2">per esempio di analisi di rete temporale cerebrale abbiamo la ricerca di motifs(sottografi ripetuti formati da tre nodi, teoricamente, ma non erano anche da più nodi?), tramite questa analisi si mira a studiare gli stimoli del cervello durante qualche azione particolare(visione di un film, concentrazione su dettagli, etc…)</text:span></text:p>
      <text:p text:style-name="P5">Comunque quello che abbiamo appreso e che possiamo vedere è che I punti di applicazione sono infiniti, quindi niente.</text:p>
      <text:p text:style-name="P6">Solitamente si preferisce una rappresentazione della rete temporale tramite contatti(triple), dato che favoriscono il pensiero di rete dinamica(sequenza di reti statiche a certi intervalli di tempo)</text:p>
      <text:p text:style-name="P7">C’è una seconda classe di reti temporali che viene discussa e sono le reti intervallari(grafi di intervalli), gli archi non sono attivati durante dei tempi ben definiti(insieme di numeri), ma tra intervalli di tempo(insieme di intervalli).</text:p>
      <text:p text:style-name="P7">Sul documento definiscono pure la matrice di adiacenza(spazio a tre dimensioni,due nodi ed il tempo, tramite adjacency index, o presence function in letteratura), considerazioni varie sulle componenti temporali e espansione del concetto a reti complesse come grafi pesati, multigrafi, grafi multidimensionali<text:span text:style-name="T4">(per esempio si può vedere l’attraversamento di un arco come un intervallo di tempo in cui avviene, e questo intervallo di tempo può essere per esempio ricavato con gli attributi(pesi ed altro) dell’arco)</text:span></text:p>
      <text:p text:style-name="P8">l’insieme dei nodi raggiungibili(secondo nozione di raggiungibilità su reti temporali), viene chiamato insieme di influenza del nodo di partenza, il numero medio di nodi raggiungibili per tutti I nodi di una rete temporale viene chiamato reachability ratio.</text:p>
      <text:p text:style-name="P8">Alternativamente si può definire l’insieme dei nodi sorgenti dai quali è possibile raggiungere un nodo I, la cardinalità di questo set è di particolare importanza, <text:span text:style-name="T5">o almeno così dicono.</text:span></text:p>
      <text:p text:style-name="P9">Utile e intuitiva l’insight della visione dei due set(source set e set di influenza) come il passato ed il futuro di un nodo(vertice), dai source arriva informazione verso il nodo analizzato, agli influenced viene passata informazione dal nodo considerato.</text:p>
      <text:p text:style-name="P9">Alla condiderazione dei cammini-tempo-dipendenti, possiamo aggiungere condizioni come il concetto di tempo di contatto, gravità del contatto, molteplicità del contatto.</text:p>
      <text:p text:style-name="P10">La connettività non è simmetrica ovviamente(perchè non esiste la proprietà transitiva è se un nodo influenza un altro non significa che questa relazione si possa specchiare)</text:p>
      <text:p text:style-name="P11">concetti di strong e weak connectivity, sempre adattati al concetto temporale e di contatto.</text:p>
      <text:p text:style-name="P11">Sempre legati alla ricerca di strongly connected o weakly connected component, ricerca di cliques(sottografi connessi) su reti temporali.</text:p>
      <text:p text:style-name="P12">Dove nelle reti statiche abbiamo una misura che misura la distanza <text:s/>minima tra un nodo ed un’altro, nelle reti temporali possiamo definire una misura di distanza basata sul tempo, cerchiamo l’intervallo minimo tra tutti I possibili cammini temporali(durata del cammino, temporal path length da certi autori), la durata del cammino minima viene chiamata latency.</text:p>
      <text:p text:style-name="P12">let φ i,t ( j) denote the latest time before t such that information from j can have reached I by time t. We call this quantity i’s view of j’s information at time t. Furthermore, λ i,t ( j) = t − φ i,t ( j) is called j’s information latency, or just latency, with respect to i at time t, and is thus a measure of how old i’s information coming from j is at time t. Finally, the vector [φ i,t (1), . . . , φ i,t (N)] is called i’s vector clock.</text:p>
      <text:p text:style-name="P13">É possibile definire un nuovo tipo di connessione chiamata transitiva(abbiamo un sottografo connesso transitivamente se per ogni tripla di nodi, abbiamo che da I a j esiste un cammino-temporispettante, da j a k anche, allora esiste un cammino_time… da I a k)</text:p>
      <text:p text:style-name="P14">un uso molto comune dei concetti di durata e latenza in una rete temporale è il calcolo e l’approssimazione della “velocità” media di una rete, un carattere molto importante per lo studio <text:soft-page-break/>ed il mining trasposto alla rete temporale(come già era importante nelle reti normali)</text:p>
      <text:p text:style-name="P14">il problema del calcolo della latenza e durata media non è banale, la rete è dinamica e abbiamo più possibili cammini <text:s/>che rispettano l’ordinamento temporale da poter percorrere.</text:p>
      <text:p text:style-name="P15">Comunque il concetto è che ci sono un sacco di problematiche collegate al fatto che la rete è dinamica, nodi possono rientrare ed uscire, archi possono non essere percorsi, un bel po’ di variabili da tenere in considerazione.</text:p>
      <text:p text:style-name="P16">Sempre la stessa nozione di diametro, sempre adattata a reti temporali(massima distanza tra due nodi del grafo), efficenza come media degli inversi delle distanze?</text:p>
      <text:p text:style-name="P17">Una definizione molto accettata di diametro è quella del numero che anche se viene incrementato, non esistono cammini tempo_rispettanti che colleghino due nodi del grafico che abbiano distanza minore(secondo me era maggiore)?</text:p>
      <text:p text:style-name="P18">La costruzione e la ricerca dello spanning tree è sempre cosa buona e giusta.</text:p>
      <text:p text:style-name="P20">Misure di centraltà importanti come nell’analisi dei grafi e nelle classificazioni/regressioni. Una classe interessante sulle misure di centralità è la considerazione che I cammini scelti siano scelti casualmente<text:span text:style-name="T6">(eigenvector centrality)</text:span></text:p>
      <text:p text:style-name="P21">esempio della rete temporale di geni e cambiamenti. </text:p>
      <text:p text:style-name="P21">Definizioni <text:s/>di adiacenza varie(normale, <text:span text:style-name="T7">Δ</text:span><text:span text:style-name="T8">t-adjacent</text:span>), tramite queste definizioni possiamo finalmente definire I temporal motifs come classi di isomorfismi(sottografi simil-identici), <text:span text:style-name="T9">penso che trovare certi isomorfismi sia riconducibile alla ricerca di isomorfismi normali, e poi la scrematura con le adiacenze vere(vedere se effettivamente I nodi comunicano tra di loro nella rete temporale), con conseguenti modi di fare questa scrematura(diversi tempi, prendere tutte le possibilità o solo quelle più moderne)</text:span></text:p>
      <text:p text:style-name="P22">studi addizionali possono essere fatti sulla ripresentazione degli stessi pattern di attivazione e di <text:s/>scambio di informazioni tra I nodi, cioè isomorfismi che si ripresentano periodicamente, molto importante per reti cerebrali e molti altri casi di studio.</text:p>
      <text:p text:style-name="P22"><text:s/><text:span text:style-name="T10">Importante è anche lo studio di casi singoli di comunicazione tra due nodi, che più che osservare una distribuzione randomica di poisson nei tempi in cui avvengono, sviluppano una prevalenza ad essere attivi solo per pochi intervalli di tempo ed in grande quantità, quindi osservano un comportamento bursty. Le misure di burstyness delle distribuzioni degli intervalli in cui avvengono le comunicazioni sono a pagina 14.</text:span></text:p>
      <text:p text:style-name="P23">Dato che stiamo considerando informazioni, il concetto di entropia e concetti di teoria dell’informaizione sono importanti, vabeh.</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24T19:07:03.727366516</dc:date>
    <meta:editing-duration>PT6H41M14S</meta:editing-duration>
    <meta:editing-cycles>12</meta:editing-cycles>
    <meta:document-statistic meta:table-count="0" meta:image-count="0" meta:object-count="0" meta:page-count="3" meta:paragraph-count="45" meta:word-count="1642" meta:character-count="10957" meta:non-whitespace-character-count="9354"/>
  </office:meta>
</office:document-meta>
</file>